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RADO ESPINOZA DE CASTRO, MONIC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RADO ESPINOZA DE CASTRO, MONIC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0549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6.7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87.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7.1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MUSCOVY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2:40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